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9cff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a5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8ddbb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a1467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14716f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solid" draw:fill-color="#14527a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solid" draw:fill-color="#d4ea6b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solid" draw:fill-color="#e16173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solid" draw:fill-color="#861141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solid" draw:fill-color="#ed4c05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solid" draw:fill-color="#ffffa6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paragraph-properties style:writing-mode="lr-tb"/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P6" style:family="paragraph">
      <loext:graphic-properties draw:fill-color="#ffffff"/>
      <style:paragraph-properties style:writing-mode="lr-tb"/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  <style:paragraph-properties style:writing-mode="lr-tb"/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paragraph-properties style:writing-mode="lr-tb"/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ffffff"/>
      <style:paragraph-properties style:writing-mode="lr-tb"/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paragraph-properties style:writing-mode="lr-tb"/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  <style:paragraph-properties style:writing-mode="lr-tb"/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style:style style:name="T1" style:family="text">
      <style:text-properties fo:color="#355269" style:font-name="IBM Plex Serif Medm" fo:font-size="44pt" fo:font-weight="normal" style:font-size-asian="32pt" style:font-weight-asian="normal" style:font-size-complex="32pt" style:font-weight-complex="normal"/>
    </style:style>
    <style:style style:name="T2" style:family="text">
      <style:text-properties fo:color="#ffffff" style:font-name="IBM Plex Serif Medm" fo:font-size="44pt" fo:font-weight="normal" style:font-size-asian="32pt" style:font-weight-asian="normal" style:font-size-complex="32pt" style:font-weight-complex="normal"/>
    </style:style>
    <style:style style:name="T3" style:family="text">
      <style:text-properties fo:color="#ffa500" style:font-name="IBM Plex Serif Medm" fo:font-size="44pt" fo:font-weight="normal" style:font-size-asian="32pt" style:font-weight-asian="normal" style:font-size-complex="32pt" style:font-weight-complex="normal"/>
    </style:style>
    <style:style style:name="T4" style:family="text">
      <style:text-properties fo:color="#d62e4e" style:font-name="IBM Plex Serif Medm" fo:font-size="44pt" fo:font-weight="normal" style:font-size-asian="32pt" style:font-weight-asian="normal" style:font-size-complex="32pt" style:font-weight-complex="normal"/>
    </style:style>
    <style:style style:name="T5" style:family="text">
      <style:text-properties fo:color="#88ddbb" style:font-name="IBM Plex Serif Medm" fo:font-size="44pt" fo:font-weight="normal" style:font-size-asian="32pt" style:font-weight-asian="normal" style:font-size-complex="32pt" style:font-weight-complex="normal"/>
    </style:style>
    <style:style style:name="T6" style:family="text">
      <style:text-properties fo:color="#eeeeee" style:font-name="IBM Plex Serif Medm" fo:font-size="44pt" fo:font-weight="normal" style:font-size-asian="32pt" style:font-weight-asian="normal" style:font-size-complex="32pt" style:font-weight-complex="normal"/>
    </style:style>
    <style:style style:name="T7" style:family="text">
      <style:text-properties fo:color="#14716f" style:font-name="IBM Plex Serif Medm" fo:font-size="44pt" fo:font-weight="normal" style:font-size-asian="32pt" style:font-weight-asian="normal" style:font-size-complex="32pt" style:font-weight-complex="normal"/>
    </style:style>
    <style:style style:name="T8" style:family="text">
      <style:text-properties fo:color="#2a6099" style:font-name="IBM Plex Serif Medm" fo:font-size="44pt" fo:font-weight="normal" style:font-size-asian="32pt" style:font-weight-asian="normal" style:font-size-complex="32pt" style:font-weight-complex="normal"/>
    </style:style>
    <style:style style:name="T9" style:family="text">
      <style:text-properties fo:color="#ffff00" style:font-name="IBM Plex Serif Medm" fo:font-size="44pt" fo:font-weight="normal" style:font-size-asian="32pt" style:font-weight-asian="normal" style:font-size-complex="32pt" style:font-weight-complex="normal"/>
    </style:style>
    <style:style style:name="T10" style:family="text">
      <style:text-properties fo:color="#bf0041" style:font-name="IBM Plex Serif Medm" fo:font-size="44pt" fo:font-weight="normal" style:font-size-asian="32pt" style:font-weight-asian="normal" style:font-size-complex="32pt" style:font-weight-complex="normal"/>
    </style:style>
    <style:style style:name="T11" style:family="text">
      <style:text-properties fo:color="#81d41a" style:font-name="IBM Plex Serif Medm" fo:font-size="44pt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IBM Plex Serif Medm" fo:font-size="44pt" fo:font-weight="normal" style:font-size-asian="32pt" style:font-weight-asian="normal" style:font-size-complex="32pt" style:font-weight-complex="normal"/>
    </style:style>
    <style:style style:name="T13" style:family="text">
      <style:text-properties fo:color="#f10d0c" style:font-name="IBM Plex Serif Medm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0cm" svg:height="15.75cm" svg:x="4cm" svg:y="0cm">
          <draw:text-box>
            <text:p><text:span text:style-name="T1">What seems like talent</text:span></text:p>
            <text:p><text:span text:style-name="T1">often comes down to a difference in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Short-term intensity cannot replace long-term commit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>
        <office:forms form:automatic-focus="false" form:apply-design-mode="false"/>
        <draw:frame presentation:style-name="pr1" draw:text-style-name="P4" draw:layer="layout" svg:width="20cm" svg:height="15.75cm" svg:x="4cm" svg:y="0cm">
          <draw:text-box>
            <text:p><text:span text:style-name="T3">A mature engineer must make reasonable estimates despite uncertaint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>
        <office:forms form:automatic-focus="false" form:apply-design-mode="false"/>
        <draw:frame presentation:style-name="pr1" draw:text-style-name="P5" draw:layer="layout" svg:width="20cm" svg:height="15.75cm" svg:x="4cm" svg:y="0cm">
          <draw:text-box>
            <text:p><text:span text:style-name="T4">Gettings things done involve doing things you might not be interested i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>
        <office:forms form:automatic-focus="false" form:apply-design-mode="false"/>
        <draw:frame presentation:style-name="pr1" draw:text-style-name="P6" draw:layer="layout" svg:width="20cm" svg:height="15.75cm" svg:x="4cm" svg:y="0cm">
          <draw:text-box>
            <text:p><text:span text:style-name="T5">A professional works professionall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To be considered a senior, you must be seen as one.</text:span></text:p>
          </draw:text-box>
        </draw:frame>
        <presentation:notes draw:style-name="dp8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Default" presentation:presentation-page-layout-name="AL1T32">
        <office:forms form:automatic-focus="false" form:apply-design-mode="false"/>
        <draw:frame presentation:style-name="pr1" draw:text-style-name="P8" draw:layer="layout" svg:width="20cm" svg:height="15.75cm" svg:x="4cm" svg:y="0cm">
          <draw:text-box>
            <text:p><text:span text:style-name="T7">You do not sell your time.</text:span></text:p>
            <text:p><text:span text:style-name="T7">You sell yourself.</text:span></text:p>
            <text:p><text:span text:style-name="T7">Everyd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Default" presentation:presentation-page-layout-name="AL1T32">
        <office:forms form:automatic-focus="false" form:apply-design-mode="false"/>
        <draw:frame presentation:style-name="pr1" draw:text-style-name="P9" draw:layer="layout" svg:width="20cm" svg:height="15.75cm" svg:x="4cm" svg:y="0cm">
          <draw:text-box>
            <text:p><text:span text:style-name="T8">Time and energy are scarce resourc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Hard work always beats talent if talent doesn't work har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2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0cm" svg:height="15.75cm" svg:x="4cm" svg:y="0cm">
          <draw:text-box>
            <text:p><text:span text:style-name="T10">Value is created by do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0cm" svg:height="15.75cm" svg:x="4cm" svg:y="0cm">
          <draw:text-box>
            <text:p><text:span text:style-name="T2">Discipline is cheaper than regre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4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0cm" svg:height="15.75cm" svg:x="4cm" svg:y="0cm">
          <draw:text-box>
            <text:p><text:span text:style-name="T9">Consistency is the price of excellenc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5" draw:master-page-name="Default" presentation:presentation-page-layout-name="AL1T32">
        <office:forms form:automatic-focus="false" form:apply-design-mode="false"/>
        <draw:frame presentation:style-name="pr1" draw:text-style-name="P7" draw:layer="layout" svg:width="20cm" svg:height="15.75cm" svg:x="4cm" svg:y="0cm">
          <draw:text-box>
            <text:p><text:span text:style-name="T6">You don't need more time.</text:span></text:p>
            <text:p><text:span text:style-name="T6">You need more focu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6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0cm" svg:height="15.75cm" svg:x="4cm" svg:y="0cm">
          <draw:text-box>
            <text:p><text:span text:style-name="T11">Programming is fun, but shipping is your job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7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0cm" svg:height="15.75cm" svg:x="4cm" svg:y="0cm">
          <draw:text-box>
            <text:p text:style-name="P13"><text:span text:style-name="T12">Back to the basics:</text:span></text:p>
            <text:p text:style-name="P13"><text:span text:style-name="T12">1. Do your job.</text:span></text:p>
            <text:p text:style-name="P13"><text:span text:style-name="T12">2. Make reports.</text:span></text:p>
            <text:p text:style-name="P13"><text:span text:style-name="T12">3. Be practic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8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0cm" svg:height="15.75cm" svg:x="4cm" svg:y="0cm">
          <draw:text-box>
            <text:p text:style-name="P13"><text:span text:style-name="T13">First, solve the problem.</text:span></text:p>
            <text:p text:style-name="P13"><text:span text:style-name="T13">Then, write cod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erif Medm" svg:font-family="'IBM Plex Serif Med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1:37:00.404297964</meta:creation-date>
    <dc:date>2021-11-04T14:44:59.805531631</dc:date>
    <meta:editing-duration>PT1H3M41S</meta:editing-duration>
    <meta:editing-cycles>11</meta:editing-cycles>
    <meta:generator>LibreOffice/6.4.7.2$Linux_X86_64 LibreOffice_project/40$Build-2</meta:generator>
    <meta:document-statistic meta:object-count="69"/>
  </office:meta>
</office:document-meta>
</file>